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30" calcext:value-type="float">
            <text:p>-3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30" calcext:value-type="float">
            <text:p>3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default-cell-style-name="ce123"/>
        <table:table-column table:style-name="co67" table:default-cell-style-name="ce123"/>
        <table:table-column table:style-name="co69" table:default-cell-style-name="ce123"/>
        <table:table-column table:style-name="co85" table:default-cell-style-name="ce123"/>
        <table:table-column table:style-name="co69" table:default-cell-style-name="ce123"/>
        <table:table-column table:style-name="co81" table:default-cell-style-name="ce123"/>
        <table:table-column table:style-name="co86" table:default-cell-style-name="ce123"/>
        <table:table-column table:style-name="co87" table:default-cell-style-name="ce123"/>
        <table:table-column table:style-name="co2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10" table:number-columns-repeated="1001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Laning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55" table:number-columns-repeated="1001"/>
        </table:table-row>
        <table:table-row table:style-name="ro1">
          <table:table-cell table:style-name="ce118" office:value-type="string" calcext:value-type="string">
            <text:p>has_buyback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evel_six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50" calcext:value-type="float">
            <text:p>5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ow_hp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not_full_hp_mp_and_near_fountain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8" office:value-type="string" calcext:value-type="string">
            <text:p>has_tp_scroll_or_travel_boots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focused_by_enemies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enemie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8" office:value-type="float" office:value="-85" calcext:value-type="float">
            <text:p>-8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7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no_enemy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weaker_enemy_hero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bot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mid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top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roam_target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50" calcext:value-type="float">
            <text:p>-5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7:58:13.803571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4T18:07:02.184925294</dc:date>
    <meta:editing-duration>P2DT1H27M21S</meta:editing-duration>
    <meta:editing-cycles>1999</meta:editing-cycles>
    <meta:document-statistic meta:table-count="9" meta:cell-count="2584" meta:object-count="0"/>
  </office:meta>
</office:document-meta>
</file>